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82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3413403674">
            <text:p>3413403674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75">
            <text:p>3413403675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76">
            <text:p>3413403676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77">
            <text:p>3413403677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78">
            <text:p>3413403678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79">
            <text:p>3413403679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0">
            <text:p>3413403680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1">
            <text:p>3413403681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2">
            <text:p>3413403682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3">
            <text:p>3413403683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4">
            <text:p>3413403684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5">
            <text:p>3413403685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6">
            <text:p>3413403686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7">
            <text:p>3413403687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8">
            <text:p>3413403688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89">
            <text:p>3413403689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0">
            <text:p>3413403690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1">
            <text:p>3413403691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2">
            <text:p>3413403692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3">
            <text:p>3413403693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4">
            <text:p>3413403694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5">
            <text:p>3413403695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6">
            <text:p>3413403696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7">
            <text:p>3413403697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8">
            <text:p>3413403698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699">
            <text:p>3413403699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700">
            <text:p>3413403700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3413403701">
            <text:p>3413403701</text:p>
          </table:table-cell>
          <table:table-cell office:value-type="string">
            <text:p>rosario</text:p>
          </table:table-cell>
        </table:table-row>
        <table:table-row table:style-name="ro1">
          <table:table-cell office:value-type="float" office:value="1133403674">
            <text:p>1133403674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75">
            <text:p>1133403675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76">
            <text:p>1133403676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77">
            <text:p>1133403677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78">
            <text:p>1133403678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79">
            <text:p>1133403679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0">
            <text:p>1133403680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1">
            <text:p>1133403681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2">
            <text:p>1133403682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3">
            <text:p>1133403683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4">
            <text:p>1133403684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5">
            <text:p>1133403685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6">
            <text:p>1133403686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7">
            <text:p>1133403687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8">
            <text:p>1133403688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89">
            <text:p>1133403689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0">
            <text:p>1133403690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1">
            <text:p>1133403691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2">
            <text:p>1133403692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3">
            <text:p>1133403693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4">
            <text:p>1133403694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5">
            <text:p>1133403695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6">
            <text:p>1133403696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7">
            <text:p>1133403697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8">
            <text:p>1133403698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699">
            <text:p>1133403699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1133403700">
            <text:p>1133403700</text:p>
          </table:table-cell>
          <table:table-cell office:value-type="string">
            <text:p>buenos aires</text:p>
          </table:table-cell>
        </table:table-row>
        <table:table-row table:style-name="ro1">
          <table:table-cell office:value-type="float" office:value="3476403674">
            <text:p>3476403674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75">
            <text:p>3476403675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76">
            <text:p>3476403676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77">
            <text:p>3476403677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78">
            <text:p>3476403678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79">
            <text:p>3476403679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0">
            <text:p>3476403680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1">
            <text:p>3476403681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2">
            <text:p>3476403682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3">
            <text:p>3476403683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4">
            <text:p>3476403684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5">
            <text:p>3476403685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6">
            <text:p>3476403686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7">
            <text:p>3476403687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8">
            <text:p>3476403688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89">
            <text:p>3476403689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90">
            <text:p>3476403690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91">
            <text:p>3476403691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92">
            <text:p>3476403692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93">
            <text:p>3476403693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94">
            <text:p>3476403694</text:p>
          </table:table-cell>
          <table:table-cell office:value-type="string">
            <text:p>pueblo nuevo</text:p>
          </table:table-cell>
        </table:table-row>
        <table:table-row table:style-name="ro1">
          <table:table-cell office:value-type="float" office:value="3476403695">
            <text:p>3476403695</text:p>
          </table:table-cell>
          <table:table-cell office:value-type="string">
            <text:p>pueblo nuevo</text:p>
          </table:table-cell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6">06/08/2017</text:date>, <text:time>13:55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13:52:16.66</meta:creation-date>
    <dc:date>2017-08-06T13:55:07.38</dc:date>
    <meta:editing-duration>PT2M51S</meta:editing-duration>
    <meta:editing-cycles>1</meta:editing-cycles>
    <meta:document-statistic meta:table-count="3" meta:cell-count="154" meta:object-count="0"/>
    <meta:generator>OpenOffice/4.1.3$Win32 OpenOffice.org_project/413m1$Build-9783</meta:generator>
  </office:meta>
</office:document-meta>
</file>